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c Neue" svg:font-family="'Helveticac Neue'"/>
    <style:font-face style:name="Apple Chancery" svg:font-family="'Apple Chancery'" style:font-pitch="variable"/>
    <style:font-face style:name="Helvetica Neue" svg:font-family="'Helvetica Neue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 Neue" fo:font-size="36pt" fo:font-weight="bold" officeooo:rsid="0015f34d" officeooo:paragraph-rsid="0015f34d" style:font-size-asian="31.5pt" style:font-weight-asian="bold" style:font-size-complex="36pt" style:font-weight-complex="bold"/>
    </style:style>
    <style:style style:name="P2" style:family="paragraph" style:parent-style-name="Standard">
      <style:text-properties style:font-name="Helvetica Neue" fo:font-size="18pt" fo:font-weight="normal" officeooo:rsid="0015f34d" officeooo:paragraph-rsid="0015f34d" style:font-size-asian="15.75pt" style:font-weight-asian="normal" style:font-size-complex="18pt" style:font-weight-complex="normal"/>
    </style:style>
    <style:style style:name="P3" style:family="paragraph" style:parent-style-name="Standard">
      <style:text-properties style:font-name="Helvetica Neue" fo:font-size="18pt" fo:font-weight="normal" officeooo:rsid="0015f34d" officeooo:paragraph-rsid="001756eb" style:font-size-asian="15.75pt" style:font-weight-asian="normal" style:font-size-complex="18pt" style:font-weight-complex="normal"/>
    </style:style>
    <style:style style:name="P4" style:family="paragraph" style:parent-style-name="Standard">
      <style:text-properties style:font-name="Helvetica Neue" fo:font-size="18pt" fo:font-weight="bold" officeooo:rsid="001756eb" officeooo:paragraph-rsid="001756eb" style:font-size-asian="15.75pt" style:font-weight-asian="bold" style:font-size-complex="18pt" style:font-weight-complex="bold"/>
    </style:style>
    <style:style style:name="P5" style:family="paragraph" style:parent-style-name="Standard">
      <style:text-properties style:font-name="Helvetica Neue" fo:font-size="18pt" fo:font-weight="bold" officeooo:rsid="0023e61a" officeooo:paragraph-rsid="0023e61a" style:font-size-asian="15.75pt" style:font-weight-asian="bold" style:font-size-complex="18pt" style:font-weight-complex="bold"/>
    </style:style>
    <style:style style:name="P6" style:family="paragraph" style:parent-style-name="Standard">
      <style:text-properties style:font-name="Helvetica Neue" fo:font-size="18pt" fo:font-weight="bold" officeooo:rsid="0028199f" officeooo:paragraph-rsid="0028199f" style:font-size-asian="15.75pt" style:font-weight-asian="bold" style:font-size-complex="18pt" style:font-weight-complex="bold"/>
    </style:style>
    <style:style style:name="P7" style:family="paragraph" style:parent-style-name="Standard">
      <style:text-properties style:font-name="Helvetica Neue" fo:font-size="18pt" fo:font-weight="bold" officeooo:rsid="0028199f" officeooo:paragraph-rsid="0029c11b" style:font-size-asian="15.75pt" style:font-weight-asian="bold" style:font-size-complex="18pt" style:font-weight-complex="bold"/>
    </style:style>
    <style:style style:name="P8" style:family="paragraph" style:parent-style-name="Standard">
      <style:text-properties style:font-name="Helvetica Neue" fo:font-size="18pt" fo:font-weight="bold" officeooo:rsid="0028199f" officeooo:paragraph-rsid="002a13d2" style:font-size-asian="15.75pt" style:font-weight-asian="bold" style:font-size-complex="18pt" style:font-weight-complex="bold"/>
    </style:style>
    <style:style style:name="P9" style:family="paragraph" style:parent-style-name="Standard">
      <style:text-properties style:font-name="Helvetica Neue" fo:font-size="18pt" fo:font-weight="bold" officeooo:rsid="0028199f" officeooo:paragraph-rsid="002a5f13" style:font-size-asian="15.75pt" style:font-weight-asian="bold" style:font-size-complex="18pt" style:font-weight-complex="bold"/>
    </style:style>
    <style:style style:name="P10" style:family="paragraph" style:parent-style-name="Standard">
      <style:text-properties style:font-name="Helvetica Neue" fo:font-size="18pt" fo:font-weight="bold" officeooo:rsid="0028199f" officeooo:paragraph-rsid="002d5c48" style:font-size-asian="15.75pt" style:font-weight-asian="bold" style:font-size-complex="18pt" style:font-weight-complex="bold"/>
    </style:style>
    <style:style style:name="P11" style:family="paragraph" style:parent-style-name="Standard">
      <style:text-properties style:font-name="Helvetica Neue" fo:font-size="18pt" fo:font-weight="bold" officeooo:rsid="0028199f" officeooo:paragraph-rsid="002ddd33" style:font-size-asian="15.75pt" style:font-weight-asian="bold" style:font-size-complex="18pt" style:font-weight-complex="bold"/>
    </style:style>
    <style:style style:name="P12" style:family="paragraph" style:parent-style-name="Standard">
      <style:text-properties style:font-name="Helvetica Neue" fo:font-size="18pt" fo:font-weight="bold" officeooo:rsid="0028199f" officeooo:paragraph-rsid="0032050a" style:font-size-asian="15.75pt" style:font-weight-asian="bold" style:font-size-complex="18pt" style:font-weight-complex="bold"/>
    </style:style>
    <style:style style:name="P13" style:family="paragraph" style:parent-style-name="Standard">
      <style:text-properties style:font-name="Helvetica Neue" fo:font-size="18pt" fo:font-weight="bold" officeooo:rsid="002b30bc" officeooo:paragraph-rsid="002b30bc" style:font-size-asian="15.75pt" style:font-weight-asian="bold" style:font-size-complex="18pt" style:font-weight-complex="bold"/>
    </style:style>
    <style:style style:name="P14" style:family="paragraph" style:parent-style-name="Standard">
      <style:text-properties style:font-name="Helvetica Neue" fo:font-size="18pt" fo:font-weight="bold" officeooo:rsid="002ddd33" officeooo:paragraph-rsid="002ddd33" style:font-size-asian="15.75pt" style:font-weight-asian="bold" style:font-size-complex="18pt" style:font-weight-complex="bold"/>
    </style:style>
    <style:style style:name="P15" style:family="paragraph" style:parent-style-name="Standard">
      <style:text-properties style:font-name="Helvetica Neue" fo:font-size="18pt" fo:font-weight="bold" officeooo:rsid="002ddd33" officeooo:paragraph-rsid="0036d19e" style:font-size-asian="15.75pt" style:font-weight-asian="bold" style:font-size-complex="18pt" style:font-weight-complex="bold"/>
    </style:style>
    <style:style style:name="P16" style:family="paragraph" style:parent-style-name="Standard">
      <style:text-properties style:font-name="Helvetica Neue" fo:font-size="18pt" fo:font-weight="bold" officeooo:rsid="00301c2c" officeooo:paragraph-rsid="00301c2c" style:font-size-asian="15.75pt" style:font-weight-asian="bold" style:font-size-complex="18pt" style:font-weight-complex="bold"/>
    </style:style>
    <style:style style:name="P17" style:family="paragraph" style:parent-style-name="Standard">
      <style:text-properties style:font-name="Helvetica Neue" fo:font-size="18pt" fo:font-weight="bold" officeooo:rsid="0032050a" officeooo:paragraph-rsid="0036d19e" style:font-size-asian="15.75pt" style:font-weight-asian="bold" style:font-size-complex="18pt" style:font-weight-complex="bold"/>
    </style:style>
    <style:style style:name="P18" style:family="paragraph" style:parent-style-name="Standard">
      <style:text-properties style:font-name="Helvetica Neue" fo:font-size="18pt" fo:font-weight="bold" officeooo:rsid="0032050a" officeooo:paragraph-rsid="002d5c48" style:font-size-asian="15.75pt" style:font-weight-asian="bold" style:font-size-complex="18pt" style:font-weight-complex="bold"/>
    </style:style>
    <style:style style:name="P19" style:family="paragraph" style:parent-style-name="Standard">
      <style:text-properties style:font-name="Helvetica Neue" fo:font-size="18pt" fo:font-weight="bold" officeooo:rsid="0029c11b" officeooo:paragraph-rsid="0029c11b" style:font-size-asian="15.75pt" style:font-weight-asian="bold" style:font-size-complex="18pt" style:font-weight-complex="bold"/>
    </style:style>
    <style:style style:name="P20" style:family="paragraph" style:parent-style-name="Standard">
      <style:text-properties style:font-name="Helvetica Neue" fo:font-size="18pt" fo:font-weight="bold" officeooo:rsid="002a13d2" officeooo:paragraph-rsid="0029c11b" style:font-size-asian="15.75pt" style:font-weight-asian="bold" style:font-size-complex="18pt" style:font-weight-complex="bold"/>
    </style:style>
    <style:style style:name="P21" style:family="paragraph" style:parent-style-name="Standard">
      <style:text-properties style:font-name="Helvetica Neue" fo:font-size="18pt" fo:font-weight="bold" officeooo:rsid="002a13d2" officeooo:paragraph-rsid="002a5f13" style:font-size-asian="15.75pt" style:font-weight-asian="bold" style:font-size-complex="18pt" style:font-weight-complex="bold"/>
    </style:style>
    <style:style style:name="P22" style:family="paragraph" style:parent-style-name="Standard">
      <style:text-properties style:font-name="Helvetica Neue" fo:font-size="18pt" fo:font-weight="bold" officeooo:rsid="002a13d2" officeooo:paragraph-rsid="002ddd33" style:font-size-asian="15.75pt" style:font-weight-asian="bold" style:font-size-complex="18pt" style:font-weight-complex="bold"/>
    </style:style>
    <style:style style:name="P23" style:family="paragraph" style:parent-style-name="Standard">
      <style:text-properties style:font-name="Helvetica Neue" fo:font-size="12pt" fo:font-weight="normal" officeooo:rsid="0015f34d" officeooo:paragraph-rsid="0015f34d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Helvetica Neue" fo:font-size="11pt" fo:font-weight="normal" officeooo:rsid="001756eb" officeooo:paragraph-rsid="001756eb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style:font-name="Helvetica Neue" fo:font-size="11pt" fo:font-weight="normal" officeooo:rsid="0023e61a" officeooo:paragraph-rsid="0023e61a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style:font-name="Helvetica Neue" fo:font-size="11pt" fo:font-weight="bold" officeooo:rsid="0023e61a" officeooo:paragraph-rsid="0023e61a" style:font-size-asian="9.60000038146973pt" style:font-weight-asian="bold" style:font-size-complex="11pt" style:font-weight-complex="bold"/>
    </style:style>
    <style:style style:name="P27" style:family="paragraph" style:parent-style-name="Standard">
      <style:text-properties style:font-name="Helvetica Neue" fo:font-size="15pt" fo:font-weight="bold" officeooo:rsid="003f07bd" officeooo:paragraph-rsid="003f07bd" style:font-size-asian="13.1000003814697pt" style:font-weight-asian="bold" style:font-size-complex="15pt" style:font-weight-complex="bold"/>
    </style:style>
    <style:style style:name="P28" style:family="paragraph" style:parent-style-name="Standard">
      <style:text-properties style:font-name="Helvetica Neue" fo:font-size="15pt" fo:font-weight="bold" officeooo:rsid="00403497" officeooo:paragraph-rsid="003f07bd" style:font-size-asian="13.1000003814697pt" style:font-weight-asian="bold" style:font-size-complex="15pt" style:font-weight-complex="bold"/>
    </style:style>
    <style:style style:name="P29" style:family="paragraph" style:parent-style-name="Standard">
      <style:text-properties style:font-name="Helvetica Neue" fo:font-size="10.5pt" fo:font-weight="normal" officeooo:rsid="00403497" officeooo:paragraph-rsid="00403497" style:font-size-asian="9.14999961853027pt" style:font-weight-asian="normal" style:font-size-complex="10.5pt" style:font-weight-complex="normal"/>
    </style:style>
    <style:style style:name="P30" style:family="paragraph" style:parent-style-name="Standard">
      <style:text-properties style:font-name="Courier New" fo:font-size="11pt" fo:font-weight="normal" officeooo:rsid="0016d095" officeooo:paragraph-rsid="0016d095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style:font-name="Courier New" fo:font-size="11pt" fo:font-weight="normal" officeooo:rsid="001756eb" officeooo:paragraph-rsid="001756eb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style:font-name="Courier New" fo:font-size="11pt" fo:font-weight="normal" officeooo:rsid="001bdc74" officeooo:paragraph-rsid="001bdc74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style:font-name="Courier New" fo:font-size="11pt" fo:font-weight="normal" officeooo:rsid="0020748b" officeooo:paragraph-rsid="001bdc74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style:font-name="Courier New" fo:font-size="11pt" fo:font-weight="normal" officeooo:rsid="0023e61a" officeooo:paragraph-rsid="0023e61a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style:font-name="Courier New" fo:font-size="11pt" fo:font-weight="bold" officeooo:rsid="001756eb" officeooo:paragraph-rsid="001bdc74" style:font-size-asian="9.60000038146973pt" style:font-weight-asian="bold" style:font-size-complex="11pt" style:font-weight-complex="bold"/>
    </style:style>
    <style:style style:name="P36" style:family="paragraph" style:parent-style-name="Standard">
      <style:text-properties style:font-name="Courier New" fo:font-size="11pt" style:text-underline-style="solid" style:text-underline-width="auto" style:text-underline-color="font-color" fo:font-weight="bold" officeooo:rsid="001bdc74" officeooo:paragraph-rsid="001bdc74" style:font-size-asian="9.60000038146973pt" style:font-weight-asian="bold" style:font-size-complex="11pt" style:font-weight-complex="bold"/>
    </style:style>
    <style:style style:name="P37" style:family="paragraph" style:parent-style-name="Standard">
      <style:text-properties style:font-name="Courier New" fo:font-size="18pt" fo:font-weight="normal" officeooo:rsid="0015f34d" officeooo:paragraph-rsid="00199df6" style:font-size-asian="15.75pt" style:font-weight-asian="normal" style:font-size-complex="18pt" style:font-weight-complex="normal"/>
    </style:style>
    <style:style style:name="P38" style:family="paragraph" style:parent-style-name="Standard">
      <style:text-properties style:font-name="Courier New" fo:font-size="18pt" fo:font-weight="normal" officeooo:rsid="001bdc74" officeooo:paragraph-rsid="001bdc74" style:font-size-asian="15.75pt" style:font-weight-asian="normal" style:font-size-complex="18pt" style:font-weight-complex="normal"/>
    </style:style>
    <style:style style:name="P39" style:family="paragraph" style:parent-style-name="Standard">
      <style:text-properties style:font-name="Courier New" fo:font-size="18pt" fo:font-weight="bold" officeooo:rsid="001bdc74" officeooo:paragraph-rsid="001bdc74" style:font-size-asian="15.75pt" style:font-weight-asian="bold" style:font-size-complex="18pt" style:font-weight-complex="bold"/>
    </style:style>
    <style:style style:name="P40" style:family="paragraph" style:parent-style-name="Standard">
      <style:text-properties style:font-name="Courier New" fo:font-size="14pt" style:text-underline-style="solid" style:text-underline-width="auto" style:text-underline-color="font-color" fo:font-weight="bold" officeooo:rsid="0023e61a" officeooo:paragraph-rsid="0023e61a" style:font-size-asian="14pt" style:font-weight-asian="bold" style:font-size-complex="14pt" style:font-weight-complex="bold"/>
    </style:style>
    <style:style style:name="P41" style:family="paragraph" style:parent-style-name="Standard">
      <style:text-properties style:font-name="Courier New" fo:font-size="8pt" fo:font-weight="normal" officeooo:rsid="00269faa" officeooo:paragraph-rsid="00269faa" style:font-size-asian="7pt" style:font-weight-asian="normal" style:font-size-complex="8pt" style:font-weight-complex="normal"/>
    </style:style>
    <style:style style:name="P42" style:family="paragraph" style:parent-style-name="Standard">
      <style:text-properties style:font-name="Courier New" fo:font-size="8pt" fo:font-weight="normal" officeooo:rsid="00280774" officeooo:paragraph-rsid="00280774" style:font-size-asian="7pt" style:font-weight-asian="normal" style:font-size-complex="8pt" style:font-weight-complex="normal"/>
    </style:style>
    <style:style style:name="P43" style:family="paragraph" style:parent-style-name="Standard">
      <style:text-properties style:font-name="Courier New" fo:font-size="8pt" fo:font-weight="normal" officeooo:rsid="00280774" officeooo:paragraph-rsid="002ddd33" style:font-size-asian="7pt" style:font-weight-asian="normal" style:font-size-complex="8pt" style:font-weight-complex="normal"/>
    </style:style>
    <style:style style:name="P44" style:family="paragraph" style:parent-style-name="Standard">
      <style:text-properties style:font-name="Courier New" fo:font-size="8pt" fo:font-weight="normal" officeooo:rsid="00280774" officeooo:paragraph-rsid="002a5f13" style:font-size-asian="7pt" style:font-weight-asian="normal" style:font-size-complex="8pt" style:font-weight-complex="normal"/>
    </style:style>
    <style:style style:name="P45" style:family="paragraph" style:parent-style-name="Standard">
      <style:text-properties style:font-name="Courier New" fo:font-size="8pt" fo:font-weight="normal" officeooo:rsid="00280774" officeooo:paragraph-rsid="002d5c48" style:font-size-asian="7pt" style:font-weight-asian="normal" style:font-size-complex="8pt" style:font-weight-complex="normal"/>
    </style:style>
    <style:style style:name="P46" style:family="paragraph" style:parent-style-name="Standard">
      <style:text-properties style:font-name="Courier New" fo:font-size="8pt" fo:font-weight="normal" officeooo:rsid="002ddd33" officeooo:paragraph-rsid="002ddd33" style:font-size-asian="7pt" style:font-weight-asian="normal" style:font-size-complex="8pt" style:font-weight-complex="normal"/>
    </style:style>
    <style:style style:name="P47" style:family="paragraph" style:parent-style-name="Standard">
      <style:text-properties style:font-name="Courier New" fo:font-size="8pt" fo:font-weight="normal" officeooo:rsid="0029c11b" officeooo:paragraph-rsid="0029c11b" style:font-size-asian="7pt" style:font-weight-asian="normal" style:font-size-complex="8pt" style:font-weight-complex="normal"/>
    </style:style>
    <style:style style:name="P48" style:family="paragraph" style:parent-style-name="Standard">
      <style:text-properties style:font-name="Courier New" fo:font-size="8pt" fo:font-weight="normal" officeooo:rsid="002a13d2" officeooo:paragraph-rsid="002a13d2" style:font-size-asian="7pt" style:font-weight-asian="normal" style:font-size-complex="8pt" style:font-weight-complex="normal"/>
    </style:style>
    <style:style style:name="P49" style:family="paragraph" style:parent-style-name="Standard">
      <style:text-properties style:font-name="Courier New" fo:font-size="8pt" fo:font-weight="normal" officeooo:rsid="002a5f13" officeooo:paragraph-rsid="002a5f13" style:font-size-asian="7pt" style:font-weight-asian="normal" style:font-size-complex="8pt" style:font-weight-complex="normal"/>
    </style:style>
    <style:style style:name="P50" style:family="paragraph" style:parent-style-name="Standard">
      <style:text-properties style:font-name="Courier New" fo:font-size="8pt" fo:font-weight="normal" officeooo:rsid="002d5c48" officeooo:paragraph-rsid="002a5f13" style:font-size-asian="7pt" style:font-weight-asian="normal" style:font-size-complex="8pt" style:font-weight-complex="normal"/>
    </style:style>
    <style:style style:name="P51" style:family="paragraph" style:parent-style-name="Standard">
      <style:text-properties style:font-name="Courier New" fo:font-size="8pt" fo:font-weight="normal" officeooo:rsid="002d5c48" officeooo:paragraph-rsid="002d5c48" style:font-size-asian="7pt" style:font-weight-asian="normal" style:font-size-complex="8pt" style:font-weight-complex="normal"/>
    </style:style>
    <style:style style:name="P52" style:family="paragraph" style:parent-style-name="Standard">
      <style:text-properties style:font-name="Courier New" fo:font-size="8pt" fo:font-weight="normal" officeooo:rsid="0032050a" officeooo:paragraph-rsid="003cd36f" style:font-size-asian="7pt" style:font-weight-asian="normal" style:font-size-complex="8pt" style:font-weight-complex="normal"/>
    </style:style>
    <style:style style:name="P53" style:family="paragraph" style:parent-style-name="Standard">
      <style:text-properties style:font-name="Courier New" fo:font-size="8pt" fo:font-weight="normal" officeooo:rsid="0032050a" officeooo:paragraph-rsid="0036d19e" style:font-size-asian="7pt" style:font-weight-asian="normal" style:font-size-complex="8pt" style:font-weight-complex="normal"/>
    </style:style>
    <style:style style:name="P54" style:family="paragraph" style:parent-style-name="Standard">
      <style:text-properties style:font-name="Courier New" fo:font-size="8pt" fo:font-weight="normal" officeooo:rsid="00336aa8" officeooo:paragraph-rsid="0032050a" style:font-size-asian="7pt" style:font-weight-asian="normal" style:font-size-complex="8pt" style:font-weight-complex="normal"/>
    </style:style>
    <style:style style:name="P55" style:family="paragraph" style:parent-style-name="Standard">
      <style:text-properties style:font-name="Courier New" fo:font-size="8pt" fo:font-weight="bold" officeooo:rsid="002ddd33" officeooo:paragraph-rsid="002ddd33" style:font-size-asian="7pt" style:font-weight-asian="bold" style:font-size-complex="8pt" style:font-weight-complex="bold"/>
    </style:style>
    <style:style style:name="P56" style:family="paragraph" style:parent-style-name="Standard">
      <style:text-properties style:font-name="Courier New" fo:font-size="11pt" fo:font-weight="normal" officeooo:rsid="0041fdc0" officeooo:paragraph-rsid="0041fdc0" style:font-size-asian="9.60000038146973pt" style:font-weight-asian="normal" style:font-size-complex="11pt" style:font-weight-complex="normal"/>
    </style:style>
    <style:style style:name="P57" style:family="paragraph" style:parent-style-name="Standard">
      <style:text-properties style:font-name="Courier New" fo:font-size="18pt" fo:font-weight="normal" officeooo:rsid="0015f34d" officeooo:paragraph-rsid="0016d095" style:font-size-asian="15.75pt" style:font-weight-asian="normal" style:font-size-complex="18pt" style:font-weight-complex="normal"/>
    </style:style>
    <style:style style:name="P58" style:family="paragraph" style:parent-style-name="Standard">
      <style:text-properties style:font-name="Courier New" fo:font-size="8pt" fo:font-weight="normal" officeooo:rsid="00280774" officeooo:paragraph-rsid="00269faa" style:font-size-asian="7pt" style:font-weight-asian="normal" style:font-size-complex="8pt" style:font-weight-complex="normal"/>
    </style:style>
    <style:style style:name="P59" style:family="paragraph" style:parent-style-name="Standard">
      <style:text-properties style:font-name="Courier New" fo:font-size="8pt" fo:font-weight="normal" officeooo:rsid="00280774" officeooo:paragraph-rsid="00280774" style:font-size-asian="7pt" style:font-weight-asian="normal" style:font-size-complex="8pt" style:font-weight-complex="normal"/>
    </style:style>
    <style:style style:name="P60" style:family="paragraph" style:parent-style-name="Standard">
      <style:text-properties style:font-name="Helvetica Neue" fo:font-size="18pt" fo:font-weight="bold" officeooo:rsid="001756eb" officeooo:paragraph-rsid="001756eb" style:font-size-asian="15.75pt" style:font-weight-asian="bold" style:font-size-complex="18pt" style:font-weight-complex="bold"/>
    </style:style>
    <style:style style:name="P61" style:family="paragraph" style:parent-style-name="Standard">
      <style:text-properties style:font-name="Helvetica Neue" fo:font-size="18pt" fo:font-weight="bold" officeooo:rsid="0032050a" officeooo:paragraph-rsid="0036d19e" style:font-size-asian="15.75pt" style:font-weight-asian="bold" style:font-size-complex="18pt" style:font-weight-complex="bold"/>
    </style:style>
    <style:style style:name="P62" style:family="paragraph" style:parent-style-name="Standard">
      <style:text-properties style:font-name="Helvetica Neue" fo:font-size="18pt" fo:font-weight="bold" officeooo:rsid="00482a05" officeooo:paragraph-rsid="00482a05" style:font-size-asian="15.75pt" style:font-weight-asian="bold" style:font-size-complex="18pt" style:font-weight-complex="bold"/>
    </style:style>
    <style:style style:name="P63" style:family="paragraph" style:parent-style-name="Standard">
      <style:text-properties style:font-name="Helvetica Neue" fo:font-size="18pt" fo:font-weight="bold" officeooo:rsid="004a226d" officeooo:paragraph-rsid="004a226d" style:font-size-asian="15.75pt" style:font-weight-asian="bold" style:font-size-complex="18pt" style:font-weight-complex="bold"/>
    </style:style>
    <style:style style:name="P64" style:family="paragraph" style:parent-style-name="Standard">
      <style:text-properties style:font-name="Helvetica Neue" fo:font-size="18pt" fo:font-weight="bold" officeooo:rsid="004a226d" officeooo:paragraph-rsid="004a6324" style:font-size-asian="15.75pt" style:font-weight-asian="bold" style:font-size-complex="18pt" style:font-weight-complex="bold"/>
    </style:style>
    <style:style style:name="P65" style:family="paragraph" style:parent-style-name="Standard">
      <style:text-properties style:font-name="Helvetica Neue" fo:font-size="18pt" fo:font-weight="bold" officeooo:rsid="004a6324" officeooo:paragraph-rsid="004a6324" style:font-size-asian="15.75pt" style:font-weight-asian="bold" style:font-size-complex="18pt" style:font-weight-complex="bold"/>
    </style:style>
    <style:style style:name="P66" style:family="paragraph" style:parent-style-name="Standard">
      <style:text-properties style:font-name="Helvetica Neue" fo:font-size="18pt" fo:font-weight="bold" officeooo:rsid="004f3a30" officeooo:paragraph-rsid="004f3a30" style:font-size-asian="15.75pt" style:font-weight-asian="bold" style:font-size-complex="18pt" style:font-weight-complex="bold"/>
    </style:style>
    <style:style style:name="P67" style:family="paragraph" style:parent-style-name="Standard">
      <style:text-properties style:font-name="Helvetica Neue" fo:font-size="18pt" fo:font-weight="bold" officeooo:rsid="0028199f" officeooo:paragraph-rsid="0036d19e" style:font-size-asian="15.75pt" style:font-weight-asian="bold" style:font-size-complex="18pt" style:font-weight-complex="bold"/>
    </style:style>
    <style:style style:name="P68" style:family="paragraph" style:parent-style-name="Standard">
      <style:text-properties style:font-name="Helvetica Neue" fo:font-size="18pt" fo:font-weight="normal" officeooo:rsid="00482a05" officeooo:paragraph-rsid="00482a05" style:font-size-asian="15.75pt" style:font-weight-asian="normal" style:font-size-complex="18pt" style:font-weight-complex="normal"/>
    </style:style>
    <style:style style:name="P69" style:family="paragraph" style:parent-style-name="Standard">
      <style:text-properties style:font-name="Helvetica Neue" fo:font-size="13pt" fo:font-weight="normal" officeooo:rsid="002b30bc" officeooo:paragraph-rsid="002b30bc" style:font-size-asian="13pt" style:font-weight-asian="normal" style:font-size-complex="13pt" style:font-weight-complex="normal"/>
    </style:style>
    <style:style style:name="P70" style:family="paragraph" style:parent-style-name="Standard">
      <style:text-properties style:font-name="Helvetica Neue" fo:font-size="13pt" fo:font-weight="normal" officeooo:rsid="0028199f" officeooo:paragraph-rsid="0028199f" style:font-size-asian="13pt" style:font-weight-asian="normal" style:font-size-complex="13pt" style:font-weight-complex="normal"/>
    </style:style>
    <style:style style:name="P71" style:family="paragraph" style:parent-style-name="Standard">
      <style:text-properties style:font-name="Helvetica Neue" fo:font-size="12pt" fo:font-weight="bold" officeooo:rsid="004a226d" officeooo:paragraph-rsid="004a226d" style:font-size-asian="12pt" style:font-weight-asian="bold" style:font-size-complex="12pt" style:font-weight-complex="bold"/>
    </style:style>
    <style:style style:name="P72" style:family="paragraph" style:parent-style-name="Standard">
      <style:text-properties style:font-name="Helvetica Neue" fo:font-size="12pt" fo:font-weight="bold" officeooo:rsid="004a6324" officeooo:paragraph-rsid="004a6324" style:font-size-asian="12pt" style:font-weight-asian="bold" style:font-size-complex="12pt" style:font-weight-complex="bold"/>
    </style:style>
    <style:style style:name="P73" style:family="paragraph" style:parent-style-name="Standard">
      <style:text-properties style:font-name="Helvetica Neue" fo:font-size="12pt" fo:font-weight="bold" officeooo:rsid="004f3a30" officeooo:paragraph-rsid="004f3a30" style:font-size-asian="12pt" style:font-weight-asian="bold" style:font-size-complex="12pt" style:font-weight-complex="bold"/>
    </style:style>
    <style:style style:name="P74" style:family="paragraph" style:parent-style-name="Standard">
      <style:text-properties fo:color="#b2b2b2" style:font-name="Helvetica Neue" fo:font-size="12pt" fo:font-weight="bold" officeooo:rsid="00482a05" officeooo:paragraph-rsid="004b76c2" style:font-size-asian="10.5pt" style:font-weight-asian="bold" style:font-size-complex="12pt" style:font-weight-complex="bold"/>
    </style:style>
    <style:style style:name="P75" style:family="paragraph" style:parent-style-name="Standard">
      <style:text-properties fo:color="#b2b2b2" style:font-name="Helvetica Neue" fo:font-size="10pt" fo:font-weight="bold" officeooo:rsid="00482a05" officeooo:paragraph-rsid="004b76c2" style:font-size-asian="10pt" style:font-weight-asian="bold" style:font-size-complex="10pt" style:font-weight-complex="bold"/>
    </style:style>
    <style:style style:name="P76" style:family="paragraph" style:parent-style-name="Standard">
      <style:text-properties fo:color="#b2b2b2" style:font-name="Helvetica Neue" fo:font-size="18pt" fo:font-weight="bold" officeooo:rsid="00482a05" officeooo:paragraph-rsid="004b76c2" style:font-size-asian="15.75pt" style:font-weight-asian="bold" style:font-size-complex="18pt" style:font-weight-complex="bold"/>
    </style:style>
    <style:style style:name="P77" style:family="paragraph" style:parent-style-name="Standard">
      <style:text-properties fo:color="#b2b2b2" style:font-name="Helvetica Neue" fo:font-size="18pt" fo:font-weight="normal" officeooo:rsid="00482a05" officeooo:paragraph-rsid="00482a05" style:font-size-asian="15.75pt" style:font-weight-asian="normal" style:font-size-complex="18pt" style:font-weight-complex="normal"/>
    </style:style>
    <style:style style:name="P78" style:family="paragraph" style:parent-style-name="Standard">
      <style:text-properties fo:color="#b2b2b2" style:font-name="Helvetica Neue" fo:font-size="18pt" fo:font-weight="normal" officeooo:rsid="00482a05" officeooo:paragraph-rsid="004b76c2" style:font-size-asian="15.75pt" style:font-weight-asian="normal" style:font-size-complex="18pt" style:font-weight-complex="normal"/>
    </style:style>
    <style:style style:name="P79" style:family="paragraph" style:parent-style-name="Standard">
      <style:text-properties fo:color="#000000" style:font-name="Helvetica Neue" fo:font-size="12pt" fo:font-weight="bold" officeooo:rsid="004bf841" officeooo:paragraph-rsid="004bf841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d095" style:font-weight-asian="bold" style:font-weight-complex="bold"/>
    </style:style>
    <style:style style:name="T3" style:family="text">
      <style:text-properties fo:font-weight="bold" officeooo:rsid="001756eb" style:font-weight-asian="bold" style:font-weight-complex="bold"/>
    </style:style>
    <style:style style:name="T4" style:family="text">
      <style:text-properties officeooo:rsid="001756eb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1b7d75" style:font-size-asian="9.60000038146973pt" style:font-size-complex="11pt"/>
    </style:style>
    <style:style style:name="T7" style:family="text">
      <style:text-properties fo:font-size="11pt" officeooo:rsid="001d38ca" style:font-size-asian="9.60000038146973pt" style:font-size-complex="11pt"/>
    </style:style>
    <style:style style:name="T8" style:family="text">
      <style:text-properties fo:font-size="11pt" officeooo:rsid="001e9ca5" style:font-size-asian="9.60000038146973pt" style:font-size-complex="11pt"/>
    </style:style>
    <style:style style:name="T9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10" style:family="text">
      <style:text-properties fo:font-size="11pt" style:text-underline-style="solid" style:text-underline-width="auto" style:text-underline-color="font-color" style:font-size-asian="9.60000038146973pt" style:font-size-complex="11pt"/>
    </style:style>
    <style:style style:name="T11" style:family="text">
      <style:text-properties fo:font-size="11pt" style:text-underline-style="solid" style:text-underline-width="auto" style:text-underline-color="font-color" officeooo:rsid="001756eb" style:font-size-asian="9.60000038146973pt" style:font-size-complex="11pt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ize="11pt" style:text-underline-style="solid" style:text-underline-width="auto" style:text-underline-color="font-color" fo:font-weight="bold" officeooo:rsid="001756eb" style:font-size-asian="9.60000038146973pt" style:font-weight-asian="bold" style:font-size-complex="11pt" style:font-weight-complex="bold"/>
    </style:style>
    <style:style style:name="T14" style:family="text">
      <style:text-properties style:font-name="Courier New" fo:font-size="8pt" fo:font-weight="normal" style:font-size-asian="7pt" style:font-weight-asian="normal" style:font-size-complex="8pt" style:font-weight-complex="normal"/>
    </style:style>
    <style:style style:name="T15" style:family="text">
      <style:text-properties style:font-name="Courier New" fo:font-size="8pt" fo:font-weight="normal" officeooo:rsid="00280774" style:font-size-asian="7pt" style:font-weight-asian="normal" style:font-size-complex="8pt" style:font-weight-complex="normal"/>
    </style:style>
    <style:style style:name="T16" style:family="text">
      <style:text-properties style:font-name="Courier New" fo:font-size="8pt" fo:font-weight="normal" officeooo:rsid="0029c11b" style:font-size-asian="7pt" style:font-weight-asian="normal" style:font-size-complex="8pt" style:font-weight-complex="normal"/>
    </style:style>
    <style:style style:name="T17" style:family="text">
      <style:text-properties style:font-name="Courier New" fo:font-size="8pt" fo:font-weight="normal" officeooo:rsid="002a13d2" style:font-size-asian="7pt" style:font-weight-asian="normal" style:font-size-complex="8pt" style:font-weight-complex="normal"/>
    </style:style>
    <style:style style:name="T18" style:family="text">
      <style:text-properties style:font-name="Courier New" fo:font-size="8pt" fo:font-weight="normal" officeooo:rsid="002a5f13" style:font-size-asian="7pt" style:font-weight-asian="normal" style:font-size-complex="8pt" style:font-weight-complex="normal"/>
    </style:style>
    <style:style style:name="T19" style:family="text">
      <style:text-properties style:font-name="Courier New" fo:font-size="8pt" fo:font-weight="normal" officeooo:rsid="002a76a6" style:font-size-asian="7pt" style:font-weight-asian="normal" style:font-size-complex="8pt" style:font-weight-complex="normal"/>
    </style:style>
    <style:style style:name="T20" style:family="text">
      <style:text-properties style:font-name="Courier New" fo:font-size="8pt" fo:font-weight="normal" officeooo:rsid="002b30bc" style:font-size-asian="7pt" style:font-weight-asian="normal" style:font-size-complex="8pt" style:font-weight-complex="normal"/>
    </style:style>
    <style:style style:name="T21" style:family="text">
      <style:text-properties style:font-name="Courier New" fo:font-size="8pt" fo:font-weight="normal" officeooo:rsid="002cef9c" style:font-size-asian="7pt" style:font-weight-asian="normal" style:font-size-complex="8pt" style:font-weight-complex="normal"/>
    </style:style>
    <style:style style:name="T22" style:family="text">
      <style:text-properties style:font-name="Courier New" fo:font-size="8pt" fo:font-weight="normal" officeooo:rsid="002d5c48" style:font-size-asian="7pt" style:font-weight-asian="normal" style:font-size-complex="8pt" style:font-weight-complex="normal"/>
    </style:style>
    <style:style style:name="T23" style:family="text">
      <style:text-properties style:font-name="Courier New" fo:font-size="8pt" fo:font-weight="normal" officeooo:rsid="00310d32" style:font-size-asian="7pt" style:font-weight-asian="normal" style:font-size-complex="8pt" style:font-weight-complex="normal"/>
    </style:style>
    <style:style style:name="T24" style:family="text">
      <style:text-properties style:font-name="Courier New" fo:font-size="8pt" fo:font-weight="normal" officeooo:rsid="0032050a" style:font-size-asian="7pt" style:font-weight-asian="normal" style:font-size-complex="8pt" style:font-weight-complex="normal"/>
    </style:style>
    <style:style style:name="T25" style:family="text">
      <style:text-properties style:font-name="Courier New" fo:font-size="8pt" fo:font-weight="normal" officeooo:rsid="00336aa8" style:font-size-asian="7pt" style:font-weight-asian="normal" style:font-size-complex="8pt" style:font-weight-complex="normal"/>
    </style:style>
    <style:style style:name="T26" style:family="text">
      <style:text-properties style:font-name="Courier New" fo:font-size="8pt" fo:font-weight="normal" officeooo:rsid="003e36ad" style:font-size-asian="7pt" style:font-weight-asian="normal" style:font-size-complex="8pt" style:font-weight-complex="normal"/>
    </style:style>
    <style:style style:name="T27" style:family="text">
      <style:text-properties style:font-name="Courier New" fo:font-size="8pt" style:font-size-asian="7pt" style:font-size-complex="8pt"/>
    </style:style>
    <style:style style:name="T28" style:family="text">
      <style:text-properties style:font-name="Courier New" fo:font-size="8pt" officeooo:rsid="002d5c48" style:font-size-asian="7pt" style:font-size-complex="8pt"/>
    </style:style>
    <style:style style:name="T29" style:family="text">
      <style:text-properties style:font-name="Courier New" fo:font-size="8pt" officeooo:rsid="004bf841" style:font-size-asian="7pt" style:font-size-complex="8pt"/>
    </style:style>
    <style:style style:name="T30" style:family="text">
      <style:text-properties fo:font-size="9pt" style:font-size-asian="7.84999990463257pt" style:font-size-complex="9pt"/>
    </style:style>
    <style:style style:name="T31" style:family="text">
      <style:text-properties fo:font-size="9pt" officeooo:rsid="0024a74b" style:font-size-asian="7.84999990463257pt" style:font-size-complex="9pt"/>
    </style:style>
    <style:style style:name="T32" style:family="text">
      <style:text-properties style:font-name="Helvetica Neue" fo:font-weight="bold" style:font-weight-asian="bold" style:font-weight-complex="bold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size="8pt" officeooo:rsid="0024a74b" style:font-size-asian="8pt" style:font-size-complex="8pt"/>
    </style:style>
    <style:style style:name="T35" style:family="text">
      <style:text-properties officeooo:rsid="0029c11b"/>
    </style:style>
    <style:style style:name="T36" style:family="text">
      <style:text-properties fo:font-size="12pt" officeooo:rsid="0029c11b" style:font-size-asian="12pt" style:font-size-complex="12pt"/>
    </style:style>
    <style:style style:name="T37" style:family="text">
      <style:text-properties fo:font-size="12pt" officeooo:rsid="002a13d2" style:font-size-asian="12pt" style:font-size-complex="12pt"/>
    </style:style>
    <style:style style:name="T38" style:family="text">
      <style:text-properties fo:font-size="12pt" officeooo:rsid="002d5c48" style:font-size-asian="12pt" style:font-size-complex="12pt"/>
    </style:style>
    <style:style style:name="T39" style:family="text">
      <style:text-properties officeooo:rsid="002f2be5"/>
    </style:style>
    <style:style style:name="T40" style:family="text">
      <style:text-properties officeooo:rsid="0030ba1f"/>
    </style:style>
    <style:style style:name="T41" style:family="text">
      <style:text-properties officeooo:rsid="003e36ad"/>
    </style:style>
    <style:style style:name="T42" style:family="text">
      <style:text-properties officeooo:rsid="00403497"/>
    </style:style>
    <style:style style:name="T43" style:family="text">
      <style:text-properties officeooo:rsid="00434ea0"/>
    </style:style>
    <style:style style:name="T44" style:family="text">
      <style:text-properties officeooo:rsid="004684b6"/>
    </style:style>
    <style:style style:name="T45" style:family="text">
      <style:text-properties officeooo:rsid="00482a05"/>
    </style:style>
    <style:style style:name="T46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cure </text:p>
      <text:p text:style-name="P2"/>
      <text:p text:style-name="P2">Design Document </text:p>
      <text:p text:style-name="P2"/>
      <text:p text:style-name="P2">Revision 1.<text:span text:style-name="T39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2">Why are we building Scure? </text:span><text:s/></text:p>
      <text:p text:style-name="P23"/>
      <text:p text:style-name="P30">Scure is designed to be a lightweight, compact, and affordable security system for your apartment or small business. <text:s/>After taking a hard look at the home security industry and saw that many of the packages that these companies offer are buried in installation fees and costly monthly dues. <text:s/><text:span text:style-name="T4">We want to build </text:span><text:span text:style-name="T3">Scure</text:span><text:span text:style-name="T4"> to be offered as a simple package that works out of the box. <text:s/></text:span></text:p>
      <text:p text:style-name="P57"><text:span text:style-name="T6"/></text:p>
      <text:p text:style-name="P56">This system is designed to be more affordable than other systems that retail for $150-$200. <text:s/>Scure will be web and mobile application c<text:span text:style-name="T43">ontrolled with machine learning capabilities that allow it to adapt to your routines and schedules. <text:s/>System will notify you and your friends list when there is suspicious activity in your home.</text:span></text:p>
      <text:p text:style-name="P37"/>
      <text:p text:style-name="P3"><text:span text:style-name="T2">Wh</text:span><text:span text:style-name="T3">o are we building this for? </text:span></text:p>
      <text:p text:style-name="P3"><text:span text:style-name="T3"><text:line-break/></text:span><text:span text:style-name="T13">Young first-time renters / small home owners (Age 24-35)</text:span></text:p>
      <text:p text:style-name="P31"><text:span text:style-name="T1">Reasoning: </text:span>Most apartment tenants are not permitted to have a permanent security system installed. <text:s/>If they are allowed to, most tenants in this age group will not have the financial assets to pay for such a system. <text:s/></text:p>
      <text:p text:style-name="P31"/>
      <text:p text:style-name="P31"><text:span text:style-name="T1">Goal: </text:span>Keep hardware production costs low to charge an affordable price for the basic package. </text:p>
      <text:p text:style-name="P31"/>
      <text:p text:style-name="P35"/>
      <text:p text:style-name="P39"><text:span text:style-name="T11">D</text:span><text:span text:style-name="T10">evelopers &amp; Hackers</text:span><text:span text:style-name="T5"> </text:span></text:p>
      <text:p text:style-name="P32"><text:span text:style-name="T1">Reasoning: </text:span>This package will be offered as a free option for those who want to tinker and build it themselves. <text:s/>Full hardware schematics and parts list will be provided. <text:s/>Firmware will be open sourced. <text:s/></text:p>
      <text:p text:style-name="P32"/>
      <text:p text:style-name="P32"><text:span text:style-name="T1">Goal: </text:span>Give the hacking community a finished product to build on. <text:s text:c="4"/></text:p>
      <text:p text:style-name="P32"/>
      <text:p text:style-name="P36">Small Business Owners</text:p>
      <text:p text:style-name="P38"><text:span text:style-name="T9">Reasoning:</text:span><text:span text:style-name="T5"> The cost of running and operating as a small business is burden enough. <text:s/>We want to provide a customizable, low-cost system to offer small business the same amount of security and transparency that expensive big box companies provide. <text:s/></text:span><text:span text:style-name="T7">We believe this will be attractive for business owners who want to keep an eye on their small shops. <text:s text:c="2"/></text:span><text:span text:style-name="T8">(2 doors/ 1 window) <text:s/></text:span></text:p>
      <text:p text:style-name="P32"/>
      <text:p text:style-name="P33"><text:span text:style-name="T1">Goal:</text:span> Give small business owners a super affordable security package so they can focus on devoting more of their resources to running their business. </text:p>
      <text:p text:style-name="P24"><text:tab/> </text:p>
      <text:p text:style-name="P4"/>
      <text:p text:style-name="P4"><text:s/></text:p>
      <text:p text:style-name="P4"/>
      <text:p text:style-name="P5"><text:soft-page-break/>Parts List </text:p>
      <text:p text:style-name="P25"/>
      <text:p text:style-name="P25"/>
      <text:p text:style-name="P40">Main Hub</text:p>
      <text:p text:style-name="P34"/>
      <text:p text:style-name="P26">Atmega 328 <text:s/>8-bit Microprocessor <text:span text:style-name="T44">(Prototyping) </text:span></text:p>
      <text:p text:style-name="P34"><text:span text:style-name="T33">The main hub design will be centered around the Microprocessor that we choose. <text:s/>For the time being, it is the Atmega 328 because we will be prototyping with the Arduino Uno. </text:span><text:span text:style-name="T34">The firmware written for the main hub will be responsible for automatically connecting to a registered mobile device via Bluetooth chip, receiving inputs/data from the sensor network, communicating to the mobile and web applications through WiFi or Ethernet. </text:span><text:span text:style-name="T31"><text:s/></text:span><text:span text:style-name="T30"><text:s/></text:span></text:p>
      <text:p text:style-name="P34"/>
      <text:p text:style-name="P26">Wifi Chip / Ethernet Shield</text:p>
      <text:p text:style-name="P41">The WiFi chip / Ethernet Shield is necessary for the Atmega328 to communicate with our web server. <text:s/>It will send information regarding the current status of the system as well as receive commands from the user to arm/disarm the system as well as set other options in the firmware. <text:s/></text:p>
      <text:p text:style-name="P26"/>
      <text:p text:style-name="P25"><text:span text:style-name="T32">Bluetooth Chip</text:span><text:span text:style-name="T12"> <text:s/></text:span><text:s/></text:p>
      <text:p text:style-name="P41">The responsibility of the bluetooth chip is to pair with authorized user mobile devices and connect to them automatically once they are within range. <text:s/>No real data should be sent across Bluetooth as all commands are executed on the network. <text:s/>Bluetooth will only be there to check for the presence of the user in a nearby range. <text:s/></text:p>
      <text:p text:style-name="P58"/>
      <text:p text:style-name="P41"/>
      <text:p text:style-name="P42"/>
      <text:p text:style-name="P42"/>
      <text:p text:style-name="P6"/>
      <text:p text:style-name="P13">Competing Market</text:p>
      <text:p text:style-name="P69">Canary</text:p>
      <text:p text:style-name="P69">Piper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"/>
      <text:p text:style-name="P6"/>
      <text:p text:style-name="P6"/>
      <text:p text:style-name="P6"/>
      <text:p text:style-name="P19"><text:soft-page-break/>Design Plan </text:p>
      <text:p text:style-name="P7"/>
      <text:p text:style-name="P20">Stage I ( 1 ½ – 2 Weeks) </text:p>
      <text:p text:style-name="P43"/>
      <text:p text:style-name="P14"><text:span text:style-name="T15">(</text:span><text:span text:style-name="T14">Early prototyping stage) </text:span></text:p>
      <text:p text:style-name="P46"/>
      <text:p text:style-name="P7"><text:span text:style-name="T15">- </text:span><text:span text:style-name="T16">Set up the hardware prototype for the main hub and remote unit. </text:span><text:span text:style-name="T26">(Done)</text:span></text:p>
      <text:p text:style-name="P7"><text:span text:style-name="T16">- Establish bluetooth communication to phone </text:span><text:span text:style-name="T17">( can use bluetooth terminal) </text:span></text:p>
      <text:p text:style-name="P7"><text:span text:style-name="T16">- Establish network communication </text:span><text:span text:style-name="T18">from main hub </text:span><text:span text:style-name="T16">to server url </text:span><text:span text:style-name="T26">(Done)</text:span></text:p>
      <text:p text:style-name="P7"><text:span text:style-name="T16">- </text:span><text:span text:style-name="T23">Decide on web framework </text:span><text:span text:style-name="T26">(CodeIgniter)</text:span></text:p>
      <text:p text:style-name="P47">- Create a simple skeleton web application with login functionality to test network communication.<text:span text:style-name="T41">(Done)</text:span></text:p>
      <text:p text:style-name="P47"/>
      <text:p text:style-name="P8"><text:span text:style-name="T37">Stage</text:span><text:span text:style-name="T36"> I test cases</text:span><text:span text:style-name="T35"> </text:span></text:p>
      <text:p text:style-name="P8"><text:span text:style-name="T16">- </text:span><text:span text:style-name="T17">Does the hardware power up/power down and function like it is supposed to? </text:span><text:span text:style-name="T26">Yes</text:span></text:p>
      <text:p text:style-name="P48">- Any defective or broken parts?</text:p>
      <text:p text:style-name="P48">- Do we need to change out any parts for better/cheaper ones for later phases? If so, which ones? </text:p>
      <text:p text:style-name="P48">- Can we reliably send bytes from the main hub to a mobile device via bluetooth? </text:p>
      <text:p text:style-name="P48">- Can we reliably send bytes from a mobile device to the main hub via bluetooth? </text:p>
      <text:p text:style-name="P8"><text:span text:style-name="T17">- </text:span><text:span text:style-name="T18">Can we reliably send bytes to the web server url? </text:span><text:span text:style-name="T26">Yes</text:span></text:p>
      <text:p text:style-name="P49">- Can the web server receive data and display it ? <text:span text:style-name="T41">Yes </text:span></text:p>
      <text:p text:style-name="P49">- Can we login to the system and create new user profiles? <text:span text:style-name="T41">Yes</text:span></text:p>
      <text:p text:style-name="P49"><text:s text:c="2"/></text:p>
      <text:p text:style-name="P21">Stage II ( 2 – 3 Weeks) </text:p>
      <text:p text:style-name="P44"/>
      <text:p text:style-name="P14"><text:span text:style-name="T15">(</text:span><text:span text:style-name="T14">Basic functionality stage)</text:span></text:p>
      <text:p text:style-name="P44"/>
      <text:p text:style-name="P9"><text:span text:style-name="T15">- </text:span><text:span text:style-name="T18">Establish the </text:span><text:span text:style-name="T19">syncing protocol from main hub to web server </text:span><text:span text:style-name="T26">(DONE)</text:span></text:p>
      <text:p text:style-name="P9"><text:span text:style-name="T19">- Add </text:span><text:span text:style-name="T20">Web App </text:span><text:span text:style-name="T19">feature: allow user to register device </text:span><text:span text:style-name="T26">(Done)</text:span></text:p>
      <text:p text:style-name="P9"><text:span text:style-name="T19">- </text:span><text:span text:style-name="T20">RSA Encryption for user key sent to web server </text:span><text:span text:style-name="T26">(NOT DONE)</text:span></text:p>
      <text:p text:style-name="P9"><text:span text:style-name="T19">- </text:span><text:span text:style-name="T20">Establish communication from web server to main hub </text:span><text:span text:style-name="T26">(OBSOLETE)</text:span></text:p>
      <text:p text:style-name="P9"><text:span text:style-name="T20">- </text:span><text:span text:style-name="T21">Research Z-Wave home automation </text:span><text:span text:style-name="T22">protocol</text:span><text:span text:style-name="T21"> </text:span><text:span text:style-name="T22">(low power RF)</text:span></text:p>
      <text:p text:style-name="P50"/>
      <text:p text:style-name="P10"><text:span text:style-name="T37">Stage</text:span><text:span text:style-name="T36"> </text:span><text:span text:style-name="T38">I</text:span><text:span text:style-name="T36">I test cases</text:span></text:p>
      <text:p text:style-name="P45"/>
      <text:p text:style-name="P10"><text:span text:style-name="T15">- </text:span><text:span text:style-name="T22">Does our main hub reliably connect and communicate to the user's registered profile? <text:s/>(Syncing)</text:span></text:p>
      <text:p text:style-name="P51">- Is the user able to register the device's key/id into the database?</text:p>
      <text:p text:style-name="P51">- Can we encrypt the device ID going into the web server, and decrypt it with a private key?</text:p>
      <text:p text:style-name="P51">- Can we reliably send data from the web server to the main hub?</text:p>
      <text:p text:style-name="P51">- What have we learned about Z-wave protocol?</text:p>
      <text:p text:style-name="P51">- How will we be able to implement Z-wave into our product?</text:p>
      <text:p text:style-name="P10"/>
      <text:p text:style-name="P10"/>
      <text:p text:style-name="P16">Continued <text:span text:style-name="T40">on Next Page …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2">Stage III ( 4 – 5 Weeks)</text:p>
      <text:p text:style-name="P43"/>
      <text:p text:style-name="P14"><text:span text:style-name="T15">(</text:span><text:span text:style-name="T14">Feature Development Stage)</text:span></text:p>
      <text:p text:style-name="P46"/>
      <text:p text:style-name="P14"><text:span text:style-name="T27">Web Application / Network</text:span><text:span text:style-name="T14"> </text:span></text:p>
      <text:p text:style-name="P46"/>
      <text:p text:style-name="P46">- Arm/Disarm the system via web application</text:p>
      <text:p text:style-name="P46">- Set microphone sensitivity via web application</text:p>
      <text:p text:style-name="P46">- Toggle features on/off via web application</text:p>
      <text:p text:style-name="P46"/>
      <text:p text:style-name="P46"/>
      <text:p text:style-name="P14"><text:span text:style-name="T27">Firmware</text:span><text:span text:style-name="T14"> </text:span></text:p>
      <text:p text:style-name="P46"/>
      <text:p text:style-name="P46">- Receive Arm/Disarm command from web application</text:p>
      <text:p text:style-name="P46">- Receive peripheral setting commands from web application</text:p>
      <text:p text:style-name="P46">- Receive proximity byte from mobile device</text:p>
      <text:p text:style-name="P46"/>
      <text:p text:style-name="P46"/>
      <text:p text:style-name="P14"><text:span text:style-name="T27">Mobile / Bluetooth</text:span><text:span text:style-name="T14"> </text:span></text:p>
      <text:p text:style-name="P46"/>
      <text:p text:style-name="P46">- Pair and connect with the main hub device</text:p>
      <text:p text:style-name="P46">- Automatically connect to the main hub once in range</text:p>
      <text:p text:style-name="P46">- Automatically send a data byte to the main hub once connected</text:p>
      <text:p text:style-name="P46"/>
      <text:p text:style-name="P46"/>
      <text:p text:style-name="P55">UI / UX (Web App)</text:p>
      <text:p text:style-name="P46"/>
      <text:p text:style-name="P46">- Choose color scheme</text:p>
      <text:p text:style-name="P46">- Design login page for the web application </text:p>
      <text:p text:style-name="P46">- Design the profile / main page for the web application</text:p>
      <text:p text:style-name="P11"/>
      <text:p text:style-name="P14"><text:span text:style-name="T28">U</text:span><text:span text:style-name="T27">I / UX (Mobile iOS / Android)</text:span><text:span text:style-name="T14"> </text:span></text:p>
      <text:p text:style-name="P46">- Design login view</text:p>
      <text:p text:style-name="P46">- Design main profile view 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8"/>
      <text:p text:style-name="P17"><text:soft-page-break/></text:p>
      <text:p text:style-name="P17"><text:span text:style-name="T45">I. The Web Application</text:span></text:p>
      <text:p text:style-name="P74"><text:span text:style-name="T46"/></text:p>
      <text:p text:style-name="P74"><text:span text:style-name="T46">Framework</text:span> </text:p>
      <text:p text:style-name="P76"><text:span text:style-name="T14">We are using CodeIgniter as our primary web development framework. <text:s/></text:span></text:p>
      <text:p text:style-name="P76"><text:span text:style-name="T14"/></text:p>
      <text:p text:style-name="P75">Web Server</text:p>
      <text:p text:style-name="P76"><text:span text:style-name="T14">For the time being, our web application is being hosted on </text:span><text:span text:style-name="T27">A Small Orange. <text:s/></text:span><text:span text:style-name="T14">Eventually, there will need to be discussions as to whether we want to build our own web service or utilize a p2p web hosting approach. <text:s/></text:span></text:p>
      <text:p text:style-name="P76"><text:span text:style-name="T14"/></text:p>
      <text:p text:style-name="P75">Database</text:p>
      <text:p text:style-name="P78"><text:span text:style-name="T27">MySQL <text:s/></text:span></text:p>
      <text:p text:style-name="P78"><text:span text:style-name="T27"/></text:p>
      <text:p text:style-name="P78"><text:span text:style-name="T27"/></text:p>
      <text:p text:style-name="P78"><text:span text:style-name="T27"/></text:p>
      <text:p text:style-name="P78"><text:span text:style-name="T29"/></text:p>
      <text:p text:style-name="P79">Overview</text:p>
      <text:p text:style-name="P79"/>
      <text:p text:style-name="P62"><text:span text:style-name="T24">T</text:span><text:span text:style-name="T14">he web application is the main control center for the Scure home monitoring system. <text:s/>The user should be able to register a new Scure device, adjust device settings, arm &amp; disarm the device, view daily and weekly statistic logs and open up a live web stream of the video monitoring system. </text:span></text:p>
      <text:p text:style-name="P62"><text:span text:style-name="T14"/></text:p>
      <text:p text:style-name="P62"><text:span text:style-name="T14">The hardware device will be communicating directly with our web service and reading/writing data to the database. <text:s/>One of the main objectives of the web application is to update the necessary tables so that the system will detect a change and adjust its firmware. <text:s/></text:span></text:p>
      <text:p text:style-name="P63"><text:span text:style-name="T14"/></text:p>
      <text:p text:style-name="P63"><text:span text:style-name="T14"/></text:p>
      <text:p text:style-name="P71"><text:span text:style-name="T45">A</text:span>rming/Disarming the System</text:p>
      <text:p text:style-name="P63"><text:span text:style-name="T14"/></text:p>
      <text:p text:style-name="P64"><text:span text:style-name="T14">When the user arms/disarms the system, the web page calls a jQuery Ajax handler which calls the controller </text:span><text:span text:style-name="T27">welcome/liveUpdateActiity. <text:s/></text:span><text:span text:style-name="T14">In </text:span><text:span text:style-name="T27">liveUpdateActivity</text:span><text:span text:style-name="T14">, the server will retrieve the current state of the system (arm/disarmed), toggle the setting accordingly, reset the </text:span><text:span text:style-name="T27">$_SESSION['system_status'] </text:span><text:span text:style-name="T14">variable, and echo back a formatted line for the daily activity feed. </text:span></text:p>
      <text:p text:style-name="P64"><text:span text:style-name="T14"/></text:p>
      <text:p text:style-name="P64"><text:span text:style-name="T14"><text:s/></text:span></text:p>
      <text:p text:style-name="P72">Changing the System Settings </text:p>
      <text:p text:style-name="P64"><text:span text:style-name="T14"/></text:p>
      <text:p text:style-name="P65"><text:span text:style-name="T14">When the user alters and saves the system settings, the values update the table </text:span><text:span text:style-name="T27">`user_settings</text:span><text:span text:style-name="T14">` table for the current user. <text:s/></text:span></text:p>
      <text:p text:style-name="P65"><text:span text:style-name="T14"/></text:p>
      <text:p text:style-name="P65"><text:span text:style-name="T14"/></text:p>
      <text:p text:style-name="P73">Registering a New Device</text:p>
      <text:p text:style-name="P73"/>
      <text:p text:style-name="P66"><text:span text:style-name="T14">The user is allowed to register multiple devices to their profile. <text:s/>When the user enters the 20-digit device_id, the web service updates the `</text:span><text:span text:style-name="T27">user_devices</text:span><text:span text:style-name="T14">` table with the entered value. <text:s/></text:span></text:p>
      <text:p text:style-name="P77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8"><text:span text:style-name="T27"/></text:p>
      <text:p text:style-name="P67"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7"><text:span text:style-name="T42">[Sonny Ochoa] </text:span>Friend List Process Diagrams</text:p>
      <text:p text:style-name="P28"/>
      <text:p text:style-name="P29">Add diagram and abstract here describing the class implementation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c Neue" svg:font-family="'Helveticac Neue'"/>
    <style:font-face style:name="Apple Chancery" svg:font-family="'Apple Chancery'" style:font-pitch="variable"/>
    <style:font-face style:name="Helvetica Neue" svg:font-family="'Helvetica Neue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1T22:10:56.828304000</meta:creation-date>
    <dc:date>2013-10-11T15:34:56.155343000</dc:date>
    <meta:editing-duration>P8DT6H1M56S</meta:editing-duration>
    <meta:editing-cycles>52</meta:editing-cycles>
    <meta:generator>LibreOffice/4.1.0.4$MacOSX_x86 LibreOffice_project/89ea49ddacd9aa532507cbf852f2bb22b1ace28</meta:generator>
    <meta:document-statistic meta:table-count="0" meta:image-count="0" meta:object-count="0" meta:page-count="7" meta:paragraph-count="102" meta:word-count="1277" meta:character-count="7537" meta:non-whitespace-character-count="6258"/>
  </office:meta>
</office:document-meta>
</file>